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color="#0000cc" style:font-name="Liberation Mono1" fo:font-size="24pt" style:font-size-asian="24pt" style:font-size-complex="24pt"/>
    </style:style>
    <style:style style:name="P5" style:family="paragraph">
      <style:text-properties fo:color="#0000cc" style:font-name="Liberation Mono1"/>
    </style:style>
    <style:style style:name="P6" style:family="paragraph">
      <style:text-properties fo:color="#000099" style:font-name="Liberation Mono1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style:font-name="Liberation Mono1" fo:font-size="24pt" style:font-size-asian="24pt" style:font-size-complex="24pt"/>
    </style:style>
    <style:style style:name="T1" style:family="text">
      <style:text-properties fo:color="#cc0000"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0000" fo:font-size="40pt" style:font-size-asian="40pt" style:font-size-complex="40pt"/>
    </style:style>
    <style:style style:name="T5" style:family="text">
      <style:text-properties fo:color="#009900" fo:font-size="40pt" style:font-size-asian="40pt" style:font-size-complex="4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cc0000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cc"/>
    </style:style>
    <style:style style:name="T10" style:family="text">
      <style:text-properties fo:color="#000000"/>
    </style:style>
    <style:style style:name="T11" style:family="text">
      <style:text-properties fo:color="#0066cc"/>
    </style:style>
    <style:style style:name="T12" style:family="text">
      <style:text-properties style:text-position="super 58%"/>
    </style:style>
    <style:style style:name="T13" style:family="text">
      <style:text-properties fo:color="#0000cc" style:font-name="Liberation Mono1" fo:font-size="24pt" style:font-size-asian="24pt" style:font-size-complex="24pt"/>
    </style:style>
    <style:style style:name="T14" style:family="text">
      <style:text-properties fo:color="#0000cc" style:font-name="Liberation Mono1"/>
    </style:style>
    <style:style style:name="T15" style:family="text">
      <style:text-properties fo:color="#000099" style:font-name="Liberation Mono1"/>
    </style:style>
    <style:style style:name="T16" style:family="text">
      <style:text-properties style:font-name="Liberation Mono1" fo:font-size="24pt" style:font-size-asian="24pt" style:font-size-complex="24pt"/>
    </style:style>
    <style:style style:name="T17" style:family="text">
      <style:text-properties fo:color="#990000" style:font-name="Liberation Mono1" fo:font-size="24pt" style:font-size-asian="24pt" style:font-size-complex="24pt"/>
    </style:style>
    <style:style style:name="T18" style:family="text">
      <style:text-properties fo:color="#cc0000" style:font-name="Liberation Mono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ment 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PS435 Assignment 1</text:p>
            <text:p>2020 Semester</text:p>
            <text:p/>
            <text:p>Raymond Ch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ue 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><text:span text:style-name="T1">Feb 14, 2020</text:span></text:p>
            <text:p text:style-name="P2">Before End of Day</text:p>
            <text:p text:style-name="P2"/>
            <text:p text:style-name="P2">Upload your algorithm, python script, and</text:p>
            <text:p text:style-name="P2">test results </text:p>
            <text:p text:style-name="P2">On Blackboar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4" draw:text-style-name="P2" draw:layer="layout" svg:width="25.199cm" svg:height="12.179cm" svg:x="1.471cm" svg:y="4.839cm" presentation:class="outline" presentation:user-transformed="true">
          <draw:text-box>
            <text:p text:style-name="P3"><text:span text:style-name="T2">Take </text:span><text:span text:style-name="T3">a date</text:span><text:span text:style-name="T2"> as a string in "</text:span><text:span text:style-name="T4">YYYY-MM-DD</text:span><text:span text:style-name="T2">" format and a </text:span><text:span text:style-name="T3">number of day before</text:span><text:span text:style-name="T2"> or </text:span><text:span text:style-name="T3">after</text:span><text:span text:style-name="T2"> (+/- n) the given date as the </text:span><text:span text:style-name="T5">command line arguments, </text:span></text:p>
            <text:p text:style-name="P3"><text:span text:style-name="T2">calculate and output to the standard output data channel </text:span><text:span text:style-name="T3">the requested date</text:span><text:span text:style-name="T2">, which is the </text:span><text:span text:style-name="T6">number of days </text:span><text:span text:style-name="T7">before</text:span><text:span text:style-name="T2"> or </text:span><text:span text:style-name="T8">after</text:span><text:span text:style-name="T2"> the given date in the </text:span><text:span text:style-name="T4">same format</text:span><text:span text:style-name="T2">.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ipt Development 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ign an algorithm (step-by-step instruction) which solve a given computation problem</text:p>
              </text:list-item>
              <text:list-item>
                <text:p>Convert the algorithm into a scripting language (one task at a time if the language support function)</text:p>
              </text:list-item>
              <text:list-item>
                <text:p>Formula test cases and execute each test and document the resul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ipt Development Cycle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ument the scripts and functions (in python, you should use the built-in docstring to make it easy for other to access and use your codes, examples to follow)</text:p>
              </text:list-item>
              <text:list-item>
                <text:p>Release and maintenanc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hrase the Computation problem of Assignment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are provided with <text:span text:style-name="T9">two data items</text:span>:</text:p>
                <text:list>
                  <text:list-item>
                    <text:p><text:span text:style-name="T9">A given date</text:span> as as a string in YYYY-MM-DD format, e.g. 2019-09-15</text:p>
                  </text:list-item>
                  <text:list-item>
                    <text:p>A given<text:span text:style-name="T10"> integer number</text:span> -/+ n, which indications the <text:span text:style-name="T9">number of days</text:span> before or after the above given date</text:p>
                  </text:list-item>
                </text:list>
              </text:list-item>
              <text:list-item>
                <text:p>We are asked to</text:p>
                <text:list>
                  <text:list-item>
                    <text:p>Calculate the <text:span text:style-name="T11">target date</text:span> of the day which is -/+ n days (before or after) from the given date</text:p>
                  </text:list-item>
                  <text:list-item>
                    <text:p>Output the target date in YYYY-MM-DD form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 for Assignment 1<text:line-break/>First 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e the first data item YYYY-MM-DD (e.g. 2019-01-20), remove the two '-' and convert it to an integer</text:p>
              </text:list-item>
              <text:list-item>
                <text:p>Take the second data item N and convert it to an integer (could be a positive or negative number) </text:p>
              </text:list-item>
              <text:list-item>
                <text:p>Add the 2<text:span text:style-name="T12">nd</text:span> integer to the 1<text:span text:style-name="T12">st</text:span> integer and assign the result to another integer object named “result”</text:p>
              </text:list-item>
              <text:list-item>
                <text:p>Convert the “result” integer object to a string object and insert two '-', one between 'YYYY' and 'MM', the other between 'MM', and 'DD', and send it to the standard outp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 the algorithm to Python Cod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><text:span text:style-name="T13">#! /usr/bin/env python3 </text:span></text:p>
            <text:p><text:span text:style-name="T13">import sys</text:span></text:p>
            <text:p><text:span text:style-name="T13">first_number = int(sys.argv[1].replace('-',''))</text:span></text:p>
            <text:p><text:span text:style-name="T13">second_number = int(sys.argv[2])</text:span></text:p>
            <text:p><text:span text:style-name="T13">result = str(first_number + second_number)</text:span></text:p>
            <text:p><text:span text:style-name="T13">print(result[0:4]+'-'+result[4:6]+'-'+result[6: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and test result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><text:span text:style-name="T14">&gt;python3 a1_rchan.py 2019-01-20 1</text:span></text:p>
            <text:p><text:span text:style-name="T14">2019-01-21</text:span></text:p>
            <text:p><text:span text:style-name="T14">&gt;python3 a1_rchan.py 2019-01-20 2</text:span></text:p>
            <text:p><text:span text:style-name="T14">2019-01-22</text:span></text:p>
            <text:p><text:span text:style-name="T14">&gt;python3 a1_rchan.py 2019-01-20 15</text:span></text:p>
            <text:p><text:span text:style-name="T14">2019-01-3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and test result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><text:span text:style-name="T14">&gt;python3 a1_rchan.py 2019-01-20 -1</text:span></text:p>
            <text:p><text:span text:style-name="T14">2019-01-19</text:span></text:p>
            <text:p><text:span text:style-name="T14">&gt;python3 a1_rchan.py 2019-01-20 -2</text:span></text:p>
            <text:p><text:span text:style-name="T14">2019-01-18</text:span></text:p>
            <text:p><text:span text:style-name="T14">&gt;python3 a1_rchan.py 2019-01-20 -30</text:span></text:p>
            <text:p><text:span text:style-name="T14">2019-00-9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test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15">&gt;python3 2019-01-31 1</text:span></text:p>
            <text:p><text:span text:style-name="T15">????</text:span></text:p>
            <text:p><text:span text:style-name="T15">&gt;python3 2019-02-28 1</text:span></text:p>
            <text:p><text:span text:style-name="T15">????</text:span></text:p>
            <text:p><text:span text:style-name="T15">&gt;python3 2019-12-31 2</text:span></text:p>
            <text:p><text:span text:style-name="T15">?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test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15">&gt;python3 2019-10-01 -1</text:span></text:p>
            <text:p><text:span text:style-name="T15">????</text:span></text:p>
            <text:p><text:span text:style-name="T15">&gt;python3 2019-01-01 -1</text:span></text:p>
            <text:p><text:span text:style-name="T15">????</text:span></text:p>
            <text:p><text:span text:style-name="T15">&gt;python3 2019-03-01 -1</text:span></text:p>
            <text:p><text:span text:style-name="T15">?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?</text:p>
          </draw:text-box>
        </draw:frame>
        <draw:frame presentation:style-name="pr4" draw:layer="layout" svg:width="25.199cm" svg:height="12.179cm" svg:x="1.4cm" svg:y="4.914cm" presentation:class="outline">
          <draw:text-box>
            <text:p>Conclusion:</text:p>
            <text:list text:style-name="L2">
              <text:list-item>
                <text:p>Syntax error? – No</text:p>
              </text:list-item>
              <text:list-item>
                <text:p>Runtime error? – No</text:p>
              </text:list-item>
              <text:list-item>
                <text:p>Logical error? – Y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ug and Up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original algorithm works only in very limited cases</text:p>
              </text:list-item>
              <text:list-item>
                <text:p>Logical error is identified and should be fixed</text:p>
              </text:list-item>
              <text:list-item>
                <text:p>The original algorithm does not pay attention to the maximum number of days each month has, and the maximum number of days of February <text:s/>depends even on the year of the given date.</text:p>
              </text:list-item>
              <text:list-item>
                <text:p>The algorithm needs to be re-designed or refin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reaking down the original computation task into smaller tas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duce the complexity of the original computation problem into smaller tasks by performing date calculation one day at a time and create a function for that task:</text:p>
                <text:list>
                  <text:list-item>
                    <text:p>(a) after() - calculate the date for the next day of the given date → i.e. tomorrow, or day after </text:p>
                  </text:list-item>
                  <text:list-item>
                    <text:p>(b) before() - calculate the date for the previous day of the give date → i.e. yesterday, day before</text:p>
                  </text:list-item>
                  <text:list-item>
                    <text:p>(c) repeat (a) or (b) a given number of times based on the value of the 2<text:span text:style-name="T12">nd</text:span> numb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 for computing the next day of a given 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This is one of the main tasks for assignment 1</text:p>
              </text:list-header>
              <text:list-item>
                <text:p>Study the bash script and/or the python function after() for computing the next date for a given date in “YYYY-MM-DD”</text:p>
              </text:list-item>
              <text:list-item>
                <text:p>Take into consideration the maximum number of days for each month, including which year the month is in.</text:p>
              </text:list-item>
              <text:list-item>
                <text:p>Write a detail algorithm for computing the next date of a given d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 for computing the date for the previous day of a given 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Another major task of assignment 1 - before().</text:p>
              </text:list-header>
              <text:list-item>
                <text:p>Same as computing the date for the next day for a given date in “YYYY-MM-DD” format. Write a detail algorithm for computing the date before a given date in “YYYY-MM-DD” form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p>Other possible sub-tasks:</text:p>
            <text:list text:style-name="L2">
              <text:list-item>
                <text:p>dbda()</text:p>
              </text:list-item>
              <text:list-item>
                <text:p>leapyear()</text:p>
              </text:list-item>
              <text:list-item>
                <text:p>validdate()</text:p>
              </text:list-item>
              <text:list-item>
                <text:p>usage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tstring – ''' documentation text '''</text:p>
              </text:list-item>
              <text:list-item>
                <text:p>Script level </text:p>
              </text:list-item>
              <text:list-item>
                <text:p>Function level</text:p>
                <text:p/>
              </text:list-item>
              <text:list-item>
                <text:p>Examples on how to do it in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tstring – single line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7"><text:span text:style-name="T16">#!/usr/bin/env python3</text:span></text:p>
            <text:p text:style-name="P7"><text:span text:style-name="T16">'''put your docstring here for your script '''</text:span></text:p>
            <text:p text:style-name="P7"><text:span text:style-name="T16"/></text:p>
            <text:p text:style-name="P7"><text:span text:style-name="T16">def func1():</text:span></text:p>
            <text:p text:style-name="P7"><text:span text:style-name="T16"><text:s text:c="4"/></text:span><text:span text:style-name="T16">'''put your docstring for func1 here'''</text:span></text:p>
            <text:p text:style-name="P7"><text:span text:style-name="T16"><text:s text:c="4"/></text:span><text:span text:style-name="T16">...</text:span></text:p>
            <text:p text:style-name="P7"><text:span text:style-name="T16"><text:s text:c="4"/></text:span><text:span text:style-name="T16">return</text:span></text:p>
            <text:p text:style-name="P7"><text:span text:style-name="T16"/></text:p>
            <text:p text:style-name="P7"><text:span text:style-name="T16">Def func2():</text:span></text:p>
            <text:p text:style-name="P7"><text:span text:style-name="T16"><text:s text:c="4"/></text:span><text:span text:style-name="T16">'''put your docstring for func2 here'''</text:span></text:p>
            <text:p text:style-name="P7"><text:span text:style-name="T16"><text:s text:c="4"/></text:span><text:span text:style-name="T16">...</text:span></text:p>
            <text:p text:style-name="P7"><text:span text:style-name="T16"><text:s text:c="4"/></text:span><text:span text:style-name="T16">Return</text:span></text:p>
            <text:p text:style-name="P7"><text:span text:style-name="T16"/></text:p>
            <text:p text:style-name="P7"><text:span text:style-name="T16">if __name__ == '__main__':</text:span></text:p>
            <text:p text:style-name="P7"><text:span text:style-name="T16"><text:s text:c="4"/></text:span><text:span text:style-name="T16">...</text:span></text:p>
            <text:p text:style-name="P7"><text:span text:style-name="T16"><text:s text:c="4"/></text:span><text:span text:style-name="T16">Main block of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string – multi-lines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7"><text:span text:style-name="T16">#!/usr/bin/env python3</text:span></text:p>
            <text:p text:style-name="P7"><text:span text:style-name="T16">'''</text:span></text:p>
            <text:p text:style-name="P7"><text:span text:style-name="T16">put your multi-lines docstring for your script</text:span></text:p>
            <text:p text:style-name="P7"><text:span text:style-name="T16">Here, as many lines as you need. Tell the user mainly what your script can do, and how to use it.</text:span></text:p>
            <text:p text:style-name="P7"><text:span text:style-name="T16">''' </text:span></text:p>
            <text:p text:style-name="P7"><text:span text:style-name="T16">Def func1():</text:span></text:p>
            <text:p text:style-name="P7"><text:span text:style-name="T16"><text:s text:c="4"/></text:span><text:span text:style-name="T16">''' multi-lines docstring for func1 here</text:span></text:p>
            <text:p text:style-name="P7"><text:span text:style-name="T16"><text:s text:c="8"/></text:span><text:span text:style-name="T16">As many lines as you need.</text:span></text:p>
            <text:p text:style-name="P7"><text:span text:style-name="T16"><text:s text:c="4"/></text:span><text:span text:style-name="T16">''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easing your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codes to your script to enable other users to reuse the functions that you have created for this assignment by importing your script.</text:p>
                <text:p/>
              </text:list-item>
              <text:list-item>
                <text:p>The use of the </text:p>
                <text:p><text:span text:style-name="T17">“</text:span><text:span text:style-name="T18">if __name__ == '__main__':</text:span><text:span text:style-name="T17">”</text:span> </text:p>
                <text:p>blo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/ Answer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5:28:56.378236086</meta:creation-date>
    <dc:date>2020-01-27T00:35:58.585709177</dc:date>
    <meta:editing-duration>PT2H14M16S</meta:editing-duration>
    <meta:editing-cycles>12</meta:editing-cycles>
    <meta:generator>LibreOffice/5.0.6.2$Linux_X86_64 LibreOffice_project/00$Build-2</meta:generator>
    <meta:document-statistic meta:object-count="113"/>
  </office:meta>
</office:document-meta>
</file>